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899c" officeooo:paragraph-rsid="0003899c"/>
    </style:style>
    <style:style style:name="P2" style:family="paragraph" style:parent-style-name="Standard">
      <style:text-properties officeooo:rsid="0003899c" officeooo:paragraph-rsid="0003899c"/>
    </style:style>
    <style:style style:name="P3" style:family="paragraph" style:parent-style-name="Standard">
      <style:text-properties officeooo:rsid="0003899c" officeooo:paragraph-rsid="0008419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eu du <text:span text:style-name="T1">p</text:span>lus ou <text:span text:style-name="T1">m</text:span>oins, avec perturbation pseudo-<text:span text:style-name="T1">al</text:span>éatoire.</text:p>
      <text:p text:style-name="P1">Le nombre entré est modifié et c'est le résultat, non affiché, qui est testé.</text:p>
      <text:p text:style-name="P1">Thème de cette gameJam solo improvisée : valorisation d'un jeu au gameplay ultranul.</text:p>
      <text:p text:style-name="P3">amplitudeDisturbance selon la distance et la tempête... </text:p>
      <text:p text:style-name="P3">Angle mort (montagne, orbite…) ?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6T23:39:39.393483250</meta:creation-date>
    <dc:date>2021-12-05T00:32:52.911545807</dc:date>
    <meta:editing-duration>PT6M40S</meta:editing-duration>
    <meta:editing-cycles>6</meta:editing-cycles>
    <meta:generator>LibreOffice/7.2.2.2$Linux_X86_64 LibreOffice_project/20$Build-2</meta:generator>
    <meta:document-statistic meta:table-count="0" meta:image-count="0" meta:object-count="0" meta:page-count="1" meta:paragraph-count="5" meta:word-count="47" meta:character-count="306" meta:non-whitespace-character-count="263"/>
  </office:meta>
</office:document-meta>
</file>